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8" style:family="paragraph" style:parent-style-name="Contents_20_Heading">
      <style:text-properties fo:language="en" fo:country="GB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3e209" style:font-size-asian="24pt" style:font-weight-asian="bold" style:font-size-complex="24pt" style:font-weight-complex="bold"/>
    </style:style>
    <style:style style:name="P13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4" style:family="paragraph" style:parent-style-name="Standard">
      <style:text-properties style:font-name="Calibri" fo:font-size="12pt" fo:language="en" fo:country="GB" officeooo:paragraph-rsid="0013e209" style:font-size-asian="12pt" style:font-size-complex="12pt"/>
    </style:style>
    <style:style style:name="P1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3e209" style:font-size-asian="12pt" style:font-size-complex="12pt"/>
    </style:style>
    <style:style style:name="P16" style:family="paragraph" style:parent-style-name="Standard">
      <style:text-properties style:font-name="Calibri" fo:font-size="12pt" officeooo:paragraph-rsid="0013e209" style:font-size-asian="12pt" style:font-size-complex="12pt"/>
    </style:style>
    <style:style style:name="P17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3e209" style:text-blinking="false" fo:background-color="transparent" loext:padding="0cm" loext:border="none"/>
    </style:style>
    <style:style style:name="P2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3e209"/>
    </style:style>
    <style:style style:name="P24" style:family="paragraph" style:parent-style-name="Standard">
      <style:text-properties officeooo:paragraph-rsid="0013e209"/>
    </style:style>
    <style:style style:name="P25" style:family="paragraph" style:parent-style-name="Standard" style:master-page-name="First_20_Page">
      <style:paragraph-properties style:page-number="auto"/>
      <style:text-properties officeooo:paragraph-rsid="0013e209"/>
    </style:style>
    <style:style style:name="P26" style:family="paragraph" style:parent-style-name="Titulo" style:master-page-name="Standard">
      <style:paragraph-properties style:page-number="auto"/>
      <style:text-properties fo:language="en" fo:country="GB"/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Heading_20_2">
      <style:paragraph-properties fo:break-before="page"/>
      <style:text-properties fo:language="en" fo:country="GB"/>
    </style:style>
    <style:style style:name="P29" style:family="paragraph" style:parent-style-name="Text_20_body" style:list-style-name="L1">
      <style:text-properties fo:language="en" fo:country="GB"/>
    </style:style>
    <style:style style:name="P30" style:family="paragraph" style:parent-style-name="Text_20_body" style:list-style-name="L2">
      <style:text-properties fo:language="en" fo:country="GB"/>
    </style:style>
    <style:style style:name="P31" style:family="paragraph" style:parent-style-name="Text_20_body" style:list-style-name="L3">
      <style:text-properties fo:language="en" fo:country="GB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3e209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3e209" style:text-blinking="false" fo:background-color="transparent" loext:char-shading-value="0" style:font-size-asian="36pt" style:font-size-complex="36pt"/>
    </style:style>
    <style:style style:name="T11" style:family="text">
      <style:text-properties officeooo:rsid="000f5f34"/>
    </style:style>
    <style:style style:name="T12" style:family="text">
      <style:text-properties officeooo:rsid="0012628f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color="#1155cc" loext:opacity="100%" style:text-underline-style="solid" style:text-underline-width="auto" style:text-underline-color="font-color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25"/>
      <text:p text:style-name="P24"/>
      <text:p text:style-name="P24"/>
      <text:p text:style-name="P24"/>
      <text:p text:style-name="P12"><text:span text:style-name="T6">Computer Systems – </text:span><text:span text:style-name="T7">Study guide</text:span><text:span text:style-name="T8"><text:line-break/></text:span><text:span text:style-name="T9">UD 0</text:span><text:span text:style-name="T10">4</text:span><text:span text:style-name="T9">. </text:span><text:span text:style-name="T13"><text:user-field-get text:name="Tema">computer assembly and repair</text:user-field-get></text:span></text:p>
      <text:p text:style-name="P2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0"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4">s</text:span></text:a></text:p>
      <text:p text:style-name="P23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21">20<text:span text:style-name="T16">22</text:span>/20<text:span text:style-name="T17">2</text:span><text:span text:style-name="T16">3</text:span></text:p>
      <text:p text:style-name="P15"><text:tab/><text:tab/><text:tab/><text:tab/><text:tab/><text:tab/><text:tab/><text:tab/><text:tab/><text:tab/>Versión:<text:date style:data-style-name="N105" text:date-value="2022-06-02T18:23:21.095018070">220602</text:date>.<text:time style:data-style-name="N104" text:time-value="2022-06-02T18:23:21.095227408">1822</text:time></text:p>
      <text:p text:style-name="P16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Licencia</text:p>
      <text:p text:style-name="P4"/>
      <text:p text:style-name="P18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13">Nomenclatura</text:p>
      <text:p text:style-name="P9"/>
      <text:p text:style-name="P9">A lo largo de este tema se utilizarán distintos símbolos para distinguir elementos importantes dentro del contenido. Estos símbolos son:</text:p>
      <text:p text:style-name="P9"/>
      <text:p text:style-name="P5"><text:span text:style-name="T3"> </text:span>Importante</text:p>
      <text:p text:style-name="P10"/>
      <text:p text:style-name="P5"><text:span text:style-name="T3"> </text:span>Atención</text:p>
      <text:p text:style-name="P10"/>
      <text:p text:style-name="P5"><text:span text:style-name="T3"></text:span> <text:s/>Interesante</text:p>
      <text:h text:style-name="P27" text:outline-level="1" text:is-list-header="true"/>
      <text:h text:style-name="P28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8">Índice de contenido</text:p>
          </text:index-title>
          <text:p text:style-name="P7">1.Data<text:tab/>4</text:p>
          <text:p text:style-name="P7">2.Previous knowledge<text:tab/>4</text:p>
          <text:p text:style-name="P7">3.Objectives<text:tab/>4</text:p>
          <text:p text:style-name="P7">4.Contents<text:tab/>4</text:p>
          <text:p text:style-name="P7">5.Activities<text:tab/>5</text:p>
          <text:p text:style-name="P7">6.Recommendations<text:tab/>5</text:p>
        </text:index-body>
      </text:table-of-content>
      <text:p text:style-name="P4"/>
      <text:p text:style-name="P26">UD0<text:user-field-get text:name="NumeroTema">4</text:user-field-get>. <text:user-field-get text:name="Tema">computer assembly and repair</text:user-field-get></text:p>
      <text:p text:style-name="P6"/>
      <text:h text:style-name="P27" text:outline-level="1">Data</text:h>
      <text:p text:style-name="P9">From <text:span text:style-name="T11">11</text:span>/11/201<text:span text:style-name="T12">9</text:span> to <text:span text:style-name="T11">17</text:span>/11/201<text:span text:style-name="T12">9</text:span>. The length of the unit is 1 weeks (8 hours).</text:p>
      <text:h text:style-name="P27" text:outline-level="1">Previous knowledge</text:h>
      <text:p text:style-name="P9">Previous units, specially unit 03.</text:p>
      <text:h text:style-name="P27" text:outline-level="1">Objectives</text:h>
      <text:list xml:id="list2292066610" text:style-name="L1">
        <text:list-item>
          <text:p text:style-name="P29">To learn how to assemble a computer.</text:p>
        </text:list-item>
        <text:list-item>
          <text:p text:style-name="P29">To learn how to find the most common hardware problems.</text:p>
        </text:list-item>
        <text:list-item>
          <text:p text:style-name="P29">To learn how to repair the most common hardware problems.</text:p>
        </text:list-item>
      </text:list>
      <text:h text:style-name="P27" text:outline-level="1">Contents</text:h>
      <text:list xml:id="list994800738" text:style-name="L2">
        <text:list-item>
          <text:p text:style-name="P30">Assembling a computer</text:p>
        </text:list-item>
        <text:list-item>
          <text:p text:style-name="P30">Repair a computer</text:p>
        </text:list-item>
      </text:list>
      <text:h text:style-name="P27" text:outline-level="1">Activities</text:h>
      <text:p text:style-name="P9">You have three kinds of activities. </text:p>
      <text:list xml:id="list2272298873" text:style-name="L3">
        <text:list-item>
          <text:p text:style-name="P31">Research and development activities. You have to search information (most of it not studied in the contents) and write about it.</text:p>
        </text:list-item>
        <text:list-item>
          <text:p text:style-name="P31">Test. It's a way to check and improve your knowledge.</text:p>
        </text:list-item>
      </text:list>
      <text:h text:style-name="P27" text:outline-level="1">Recommendations</text:h>
      <text:p text:style-name="P9">Try to follow visual guides and video tutorials about how to assemble a computer, because text is not enough to understand whole process.</text:p>
      <text:p text:style-name="P9">The activities help you <text:span text:style-name="T11">to order</text:span> and clarify ideas. <text:span text:style-name="T11">Besides,</text:span> there <text:span text:style-name="T11">is a</text:span> <text:span text:style-name="T11">test</text:span> to help you <text:span text:style-name="T11">to check</text:span> your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44M43S</meta:editing-duration>
    <meta:editing-cycles>27</meta:editing-cycles>
    <meta:generator>LibreOffice/7.3.3.2$Linux_X86_64 LibreOffice_project/30$Build-2</meta:generator>
    <dc:title>Plantilla CEED</dc:title>
    <dc:date>2022-06-02T18:23:20.942999291</dc:date>
    <meta:print-date>2016-11-05T11:04:59.786000000</meta:print-date>
    <meta:document-statistic meta:table-count="0" meta:image-count="1" meta:object-count="0" meta:page-count="4" meta:paragraph-count="46" meta:word-count="283" meta:character-count="1771" meta:non-whitespace-character-count="1525"/>
    <meta:template xlink:type="simple" xlink:actuate="onRequest" xlink:title="Plantilla CEED" xlink:href="../../.config/libreoffice/4/user/template/Plantilla%20CEED.ott" meta:date="2016-09-15T13:17:11.020000000"/>
  </office:meta>
</office:document-meta>
</file>